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175cm" svg:height="1.27cm" svg:x="2.27cm" svg:y="4.735cm">
          <text:p text:style-name="P1">Rubriek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2" draw:layer="layout" svg:width="3.175cm" svg:height="1.27cm" svg:x="3.54cm" svg:y="6.64cm">
          <text:p text:style-name="P1">Rubriek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3" draw:layer="layout" svg:width="3.175cm" svg:height="1.27cm" svg:x="4.81cm" svg:y="8.545cm">
          <text:p text:style-name="P1">Pagin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4" draw:layer="layout" svg:width="3.175cm" svg:height="1.27cm" svg:x="6.715cm" svg:y="10.45cm">
          <text:p text:style-name="P1">Artikel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5" draw:layer="layout" svg:width="3.81cm" svg:height="1.27cm" svg:x="8.62cm" svg:y="12.355cm">
          <text:p text:style-name="P1">Paragraaf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2" draw:layer="layout" svg:x1="3.857cm" svg:y1="6.005cm" svg:x2="5.127cm" svg:y2="6.64cm" draw:start-shape="id1" draw:start-glue-point="2" draw:end-shape="id2" draw:end-glue-point="0">
          <text:p text:style-name="P3"/>
        </draw:connector>
        <draw:connector draw:style-name="gr2" draw:text-style-name="P2" draw:layer="layout" svg:x1="5.127cm" svg:y1="7.91cm" svg:x2="6.397cm" svg:y2="8.545cm" draw:start-shape="id2" draw:start-glue-point="2" draw:end-shape="id3" draw:end-glue-point="0">
          <text:p text:style-name="P3"/>
        </draw:connector>
        <draw:connector draw:style-name="gr2" draw:text-style-name="P2" draw:layer="layout" svg:x1="6.397cm" svg:y1="9.815cm" svg:x2="8.302cm" svg:y2="10.45cm" draw:start-shape="id3" draw:start-glue-point="2" draw:end-shape="id4" draw:end-glue-point="0">
          <text:p text:style-name="P3"/>
        </draw:connector>
        <draw:connector draw:style-name="gr2" draw:text-style-name="P2" draw:layer="layout" svg:x1="8.302cm" svg:y1="11.72cm" svg:x2="10.525cm" svg:y2="12.355cm" draw:start-shape="id4" draw:start-glue-point="2" draw:end-shape="id5" draw:end-glue-point="0">
          <text:p text:style-name="P3"/>
        </draw:connector>
        <draw:custom-shape draw:style-name="gr1" draw:text-style-name="P2" draw:id="id6" draw:layer="layout" svg:width="4.445cm" svg:height="1.27cm" svg:x="11.795cm" svg:y="14.895cm">
          <text:p text:style-name="P1">Afbeelding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8" draw:layer="layout" svg:width="3.81cm" svg:height="1.27cm" svg:x="11.795cm" svg:y="16.8cm">
          <text:p text:style-name="P1">Bijlag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id="id9" draw:layer="layout" svg:width="3.81cm" svg:height="1.27cm" svg:x="11.795cm" svg:y="18.705cm">
          <text:p text:style-name="P1">Url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2" draw:layer="layout" svg:x1="10.525cm" svg:y1="13.625cm" svg:x2="11.795cm" svg:y2="15.53cm" draw:start-shape="id5" draw:start-glue-point="2" draw:end-shape="id6" draw:end-glue-point="3">
          <text:p text:style-name="P3"/>
        </draw:connector>
        <draw:connector draw:style-name="gr2" draw:text-style-name="P2" draw:id="id7" draw:layer="layout" svg:x1="10.525cm" svg:y1="13.625cm" svg:x2="10.525cm" svg:y2="13.625cm" draw:start-shape="id5" draw:start-glue-point="2" draw:end-shape="id5" draw:end-glue-point="2">
          <text:p text:style-name="P3"/>
        </draw:connector>
        <draw:connector draw:style-name="gr2" draw:text-style-name="P2" draw:layer="layout" svg:x1="10.525cm" svg:y1="13.625cm" svg:x2="10.525cm" svg:y2="13.625cm" draw:start-shape="id7" draw:start-glue-point="0" draw:end-shape="id7" draw:end-glue-point="0">
          <text:p text:style-name="P3"/>
        </draw:connector>
        <draw:connector draw:style-name="gr2" draw:text-style-name="P2" draw:layer="layout" svg:x1="11.795cm" svg:y1="17.435cm" svg:x2="10.525cm" svg:y2="13.625cm" draw:start-shape="id8" draw:start-glue-point="3" draw:end-shape="id5">
          <text:p text:style-name="P3"/>
        </draw:connector>
        <draw:connector draw:style-name="gr2" draw:text-style-name="P2" draw:layer="layout" svg:x1="11.795cm" svg:y1="19.34cm" svg:x2="10.525cm" svg:y2="13.625cm" draw:start-shape="id9" draw:start-glue-point="3" draw:end-shape="id5">
          <text:p text:style-name="P3"/>
        </draw:connector>
        <draw:custom-shape draw:style-name="gr1" draw:text-style-name="P2" draw:id="id10" draw:layer="layout" svg:width="3.81cm" svg:height="1.27cm" svg:x="9.255cm" svg:y="8.545cm">
          <text:p text:style-name="P1">Templat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2" draw:layer="layout" svg:x1="7.985cm" svg:y1="9.18cm" svg:x2="9.255cm" svg:y2="9.18cm" draw:start-shape="id3" draw:start-glue-point="1" draw:end-shape="id10" draw:end-glue-point="3">
          <text:p text:style-name="P3"/>
        </draw:connector>
        <draw:frame draw:style-name="gr3" draw:layer="layout" svg:width="14.65cm" svg:height="0.963cm" svg:x="2.816cm" svg:y="2.27cm">
          <draw:text-box>
            <text:p text:style-name="P3">Structuur Natuurmonumenten websites en intra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Henk Hangyi</meta:initial-creator>
    <meta:creation-date>2007-02-26T18:35:36</meta:creation-date>
    <dc:creator>Henk Hangyi</dc:creator>
    <dc:date>2007-02-26T18:47:50</dc:date>
    <dc:language>en-US</dc:language>
    <meta:editing-cycles>2</meta:editing-cycles>
    <meta:editing-duration>PT12M16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